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98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4.195cm"/>
    </style:style>
    <style:style style:name="co7" style:family="table-column">
      <style:table-column-properties fo:break-before="auto" style:column-width="6.16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3">
          <table:table-cell table:style-name="ce1" office:value-type="string">
            <text:p>Can go to state (using)→</text:p>
          </table:table-cell>
          <table:table-cell table:style-name="ce2" office:value-type="string">
            <text:p>TradeInSetsHoldingAtLeastThreeCards</text:p>
          </table:table-cell>
          <table:table-cell office:value-type="string">
            <text:p>DraftArmies</text:p>
          </table:table-cell>
          <table:table-cell office:value-type="string">
            <text:p>Attack</text:p>
          </table:table-cell>
          <table:table-cell office:value-type="string">
            <text:p>SendArmiesToOccupy</text:p>
          </table:table-cell>
          <table:table-cell office:value-type="string">
            <text:p>TradeInSetsHoldingFiveOrMoreCards</text:p>
          </table:table-cell>
          <table:table-cell office:value-type="string">
            <text:p>Fortify</text:p>
          </table:table-cell>
          <table:table-cell office:value-type="string">
            <text:p>GameOver</text:p>
          </table:table-cell>
        </table:table-row>
        <table:table-row table:style-name="ro3">
          <table:table-cell table:style-name="ce2" office:value-type="string">
            <text:p>TradeInSetsHoldingAtLeastThreeCards</text:p>
          </table:table-cell>
          <table:table-cell office:value-type="string">
            <text:p>n/a</text:p>
          </table:table-cell>
          <table:table-cell office:value-type="string">
            <text:p>ContinueToDraftArmies</text:p>
          </table:table-cell>
          <table:table-cell table:number-columns-repeated="5" office:value-type="string">
            <text:p>n/a</text:p>
          </table:table-cell>
        </table:table-row>
        <table:table-row table:style-name="ro3">
          <table:table-cell office:value-type="string">
            <text:p>DraftArmies</text:p>
          </table:table-cell>
          <table:table-cell office:value-type="string">
            <text:p>n/a</text:p>
          </table:table-cell>
          <table:table-cell office:value-type="string">
            <text:p>ContinueToDraftArmies</text:p>
          </table:table-cell>
          <table:table-cell office:value-type="string">
            <text:p>ContinueWithAttackPhase</text:p>
          </table:table-cell>
          <table:table-cell table:number-columns-repeated="4" office:value-type="string">
            <text:p>n/a</text:p>
          </table:table-cell>
        </table:table-row>
        <table:table-row table:style-name="ro3">
          <table:table-cell office:value-type="string">
            <text:p>Attack</text:p>
          </table:table-cell>
          <table:table-cell office:value-type="string">
            <text:p>PassTurnToNextPlayer</text:p>
          </table:table-cell>
          <table:table-cell office:value-type="string">
            <text:p>PassTurnToNextPlayer</text:p>
          </table:table-cell>
          <table:table-cell office:value-type="string">
            <text:p>ContinueWithAttackPhase</text:p>
          </table:table-cell>
          <table:table-cell office:value-type="string">
            <text:p>SendArmiesToOccupy</text:p>
          </table:table-cell>
          <table:table-cell office:value-type="string">
            <text:p>n/a</text:p>
          </table:table-cell>
          <table:table-cell office:value-type="string">
            <text:p>Fortify</text:p>
          </table:table-cell>
          <table:table-cell office:value-type="string">
            <text:p>GameIsOver</text:p>
          </table:table-cell>
        </table:table-row>
        <table:table-row table:style-name="ro3">
          <table:table-cell office:value-type="string">
            <text:p>SendArmiesToOccupy</text:p>
          </table:table-cell>
          <table:table-cell table:number-columns-repeated="2" office:value-type="string">
            <text:p>n/a</text:p>
          </table:table-cell>
          <table:table-cell office:value-type="string">
            <text:p>ContinueWithAttackPhase</text:p>
          </table:table-cell>
          <table:table-cell office:value-type="string">
            <text:p>n/a</text:p>
          </table:table-cell>
          <table:table-cell office:value-type="string">
            <text:p>ContinueWithAttackPhase</text:p>
          </table:table-cell>
          <table:table-cell table:number-columns-repeated="2" office:value-type="string">
            <text:p>n/a</text:p>
          </table:table-cell>
        </table:table-row>
        <table:table-row table:style-name="ro3">
          <table:table-cell office:value-type="string">
            <text:p>TradeInSetsHoldingFiveOrMoreCards</text:p>
          </table:table-cell>
          <table:table-cell table:number-columns-repeated="2" office:value-type="string">
            <text:p>n/a</text:p>
          </table:table-cell>
          <table:table-cell office:value-type="string">
            <text:p>ContinueWithAttackPhase</text:p>
          </table:table-cell>
          <table:table-cell table:number-columns-repeated="4" office:value-type="string">
            <text:p>n/a</text:p>
          </table:table-cell>
        </table:table-row>
        <table:table-row table:style-name="ro3">
          <table:table-cell office:value-type="string">
            <text:p>Fortify</text:p>
          </table:table-cell>
          <table:table-cell office:value-type="string">
            <text:p>PassTurnToNextPlayer</text:p>
          </table:table-cell>
          <table:table-cell office:value-type="string">
            <text:p>PassTurnToNextPlayer</text:p>
          </table:table-cell>
          <table:table-cell table:number-columns-repeated="5" office:value-type="string">
            <text:p>n/a</text:p>
          </table:table-cell>
        </table:table-row>
        <table:table-row table:style-name="ro3">
          <table:table-cell office:value-type="string">
            <text:p>GameOver</text:p>
          </table:table-cell>
          <table:table-cell table:number-columns-repeated="7" office:value-type="string">
            <text:p>n/a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2016-04-26</text:date>, <text:time>23:1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Torebring</meta:initial-creator>
    <meta:creation-date>2016-04-24T23:45:04.88</meta:creation-date>
    <dc:date>2016-04-26T23:16:08.75</dc:date>
    <dc:creator>Andreas Torebring</dc:creator>
    <meta:editing-duration>P1DT23H28M20S</meta:editing-duration>
    <meta:editing-cycles>7</meta:editing-cycles>
    <meta:generator>OpenOffice/4.1.2$Win32 OpenOffice.org_project/412m3$Build-9782</meta:generator>
    <meta:document-statistic meta:table-count="3" meta:cell-count="64" meta:object-count="0"/>
  </office:meta>
</office:document-meta>
</file>